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8720000066CC143334C.png"/>
  <manifest:file-entry manifest:media-type="image/png" manifest:full-path="Pictures/100002010000061A00000518DA3E1AEA.png"/>
  <manifest:file-entry manifest:media-type="image/png" manifest:full-path="Pictures/100002010000061600000514676FBE98.png"/>
  <manifest:file-entry manifest:media-type="image/png" manifest:full-path="Pictures/10000201000006EA00000556A161A079.png"/>
  <manifest:file-entry manifest:media-type="image/png" manifest:full-path="Pictures/1000020100000632000005163F73AFA5.png"/>
  <manifest:file-entry manifest:media-type="image/png" manifest:full-path="Pictures/10000201000006DE00000674A275197C.png"/>
  <manifest:file-entry manifest:media-type="image/png" manifest:full-path="Pictures/100002010000059200000540AE5E2AF2.png"/>
  <manifest:file-entry manifest:media-type="image/png" manifest:full-path="Pictures/10000201000001FD000001F306DB6A9F.png"/>
  <manifest:file-entry manifest:media-type="image/png" manifest:full-path="Pictures/100002010000031A0000018AA0C70A89.png"/>
  <manifest:file-entry manifest:media-type="image/png" manifest:full-path="Pictures/10000201000005CA000005CC93F6869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3" text:anchor-type="paragraph" svg:x="4.5957in" svg:y="0.2811in" svg:width="5.7098in" svg:height="5.7902in" draw:z-index="2"><draw:image xlink:href="Pictures/10000201000005CA000005CC93F68692.png" xlink:type="simple" xlink:show="embed" xlink:actuate="onLoad"/></draw:frame><draw:frame draw:style-name="fr1" draw:name="graphics2" text:anchor-type="paragraph" svg:x="-0.0236in" svg:y="-0.0882in" svg:width="4.2098in" svg:height="4.0799in" draw:z-index="0"><draw:image xlink:href="Pictures/10000201000001FD000001F306DB6A9F.png" xlink:type="simple" xlink:show="embed" xlink:actuate="onLoad"/></draw:frame><text:span text:style-name="T2"/></text:p>
      <text:p text:style-name="P1"><draw:frame draw:style-name="fr1" draw:name="graphics6" text:anchor-type="paragraph" svg:x="5.6299in" svg:y="3.6201in" svg:width="4.7in" svg:height="3.6201in" draw:z-index="5"><draw:image xlink:href="Pictures/10000201000006EA00000556A161A079.png" xlink:type="simple" xlink:show="embed" xlink:actuate="onLoad"/></draw:frame><draw:frame draw:style-name="fr1" draw:name="graphics4" text:anchor-type="paragraph" svg:x="5.7583in" svg:y="-0.5756in" svg:width="4.5in" svg:height="3.6902in" draw:z-index="3"><draw:image xlink:href="Pictures/1000020100000632000005163F73AFA5.png" xlink:type="simple" xlink:show="embed" xlink:actuate="onLoad"/></draw:frame><draw:frame draw:style-name="fr1" draw:name="graphics1" text:anchor-type="paragraph" svg:x="0.1665in" svg:y="-0.5445in" svg:width="4.5in" svg:height="3.75in" draw:z-index="1"><draw:image xlink:href="Pictures/100002010000061600000514676FBE98.png" xlink:type="simple" xlink:show="embed" xlink:actuate="onLoad"/></draw:frame><text:soft-page-break/></text:p>
      <text:p text:style-name="P1"><draw:frame draw:style-name="fr1" draw:name="graphics5" text:anchor-type="paragraph" svg:x="0.1319in" svg:y="0.0646in" svg:width="4.5in" svg:height="3.7598in" draw:z-index="4"><draw:image xlink:href="Pictures/100002010000061A00000518DA3E1AEA.png" xlink:type="simple" xlink:show="embed" xlink:actuate="onLoad"/></draw:frame></text:p>
      <text:p text:style-name="P1"><draw:frame draw:style-name="fr1" draw:name="graphics7" text:anchor-type="paragraph" svg:x="-0.3799in" svg:y="-0.4484in" svg:width="5.5902in" svg:height="2.7799in" draw:z-index="9"><draw:image xlink:href="Pictures/100002010000031A0000018AA0C70A89.png" xlink:type="simple" xlink:show="embed" xlink:actuate="onLoad"/></draw:frame><draw:frame draw:style-name="fr1" draw:name="graphics8" text:anchor-type="paragraph" svg:x="3.5217in" svg:y="1.3701in" svg:width="6.9in" svg:height="5.9201in" draw:z-index="6"><draw:image xlink:href="Pictures/100002010000059200000540AE5E2AF2.png" xlink:type="simple" xlink:show="embed" xlink:actuate="onLoad"/></draw:frame><text:soft-page-break/></text:p>
      <text:p text:style-name="P1"/>
      <text:p text:style-name="P1"><draw:frame draw:style-name="fr1" draw:name="graphics11" text:anchor-type="paragraph" svg:x="-0.5799in" svg:y="-0.45in" svg:width="5in" svg:height="4.4799in" draw:z-index="7"><draw:image xlink:href="Pictures/10000201000006DE00000674A275197C.png" xlink:type="simple" xlink:show="embed" xlink:actuate="onLoad"/></draw:frame><text:soft-page-break/></text:p>
      <text:p text:style-name="P1"><draw:frame draw:style-name="fr1" draw:name="graphics12" text:anchor-type="paragraph" svg:x="3.0181in" svg:y="0.9583in" svg:width="7.5in" svg:height="4.9098in" draw:z-index="8"><draw:image xlink:href="Pictures/10000201000008720000066CC14333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Jost</meta:initial-creator>
    <meta:creation-date>2024-02-02T14:07:43</meta:creation-date>
    <dc:date>2024-02-02T15:18:24</dc:date>
    <dc:creator>Daniel Jost</dc:creator>
    <meta:editing-duration>PT1H9M37S</meta:editing-duration>
    <meta:editing-cycles>4</meta:editing-cycles>
    <meta:generator>OpenOffice/4.1.14$Unix OpenOffice.org_project/4114m1$Build-9811</meta:generator>
    <meta:document-statistic meta:table-count="0" meta:image-count="10" meta:object-count="0" meta:page-count="4" meta:paragraph-count="0" meta:word-count="0" meta:character-count="0"/>
  </office:meta>
</office:document-meta>
</file>